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a6c" officeooo:paragraph-rsid="0018fa6c"/>
    </style:style>
    <style:style style:name="P2" style:family="paragraph" style:parent-style-name="Standard">
      <style:text-properties officeooo:rsid="0018fa6c" officeooo:paragraph-rsid="002748f0"/>
    </style:style>
    <style:style style:name="P3" style:family="paragraph" style:parent-style-name="Standard">
      <style:text-properties officeooo:rsid="00195e68" officeooo:paragraph-rsid="00195e68"/>
    </style:style>
    <style:style style:name="P4" style:family="paragraph" style:parent-style-name="Standard">
      <style:text-properties officeooo:rsid="001b8d98" officeooo:paragraph-rsid="001b8d98"/>
    </style:style>
    <style:style style:name="P5" style:family="paragraph" style:parent-style-name="Standard">
      <style:text-properties officeooo:rsid="001cfeaf" officeooo:paragraph-rsid="001cfeaf"/>
    </style:style>
    <style:style style:name="P6" style:family="paragraph" style:parent-style-name="Standard">
      <style:text-properties officeooo:rsid="002a10a2" officeooo:paragraph-rsid="002a10a2"/>
    </style:style>
    <style:style style:name="P7" style:family="paragraph" style:parent-style-name="Standard">
      <style:text-properties officeooo:rsid="002abaab" officeooo:paragraph-rsid="002abaab"/>
    </style:style>
    <style:style style:name="P8" style:family="paragraph" style:parent-style-name="Standard">
      <style:text-properties officeooo:rsid="002d52eb" officeooo:paragraph-rsid="002d52eb"/>
    </style:style>
    <style:style style:name="P9" style:family="paragraph" style:parent-style-name="Standard">
      <style:text-properties officeooo:rsid="002ec1a8" officeooo:paragraph-rsid="002ec1a8"/>
    </style:style>
    <style:style style:name="P10" style:family="paragraph" style:parent-style-name="Standard">
      <style:text-properties fo:font-style="normal" officeooo:rsid="002ec1a8" officeooo:paragraph-rsid="002ec1a8" style:font-style-asian="normal" style:font-style-complex="normal"/>
    </style:style>
    <style:style style:name="T1" style:family="text">
      <style:text-properties officeooo:rsid="002155b3"/>
    </style:style>
    <style:style style:name="T2" style:family="text">
      <style:text-properties officeooo:rsid="00255543"/>
    </style:style>
    <style:style style:name="T3" style:family="text">
      <style:text-properties officeooo:rsid="002748f0"/>
    </style:style>
    <style:style style:name="T4" style:family="text">
      <style:text-properties officeooo:rsid="00287a26"/>
    </style:style>
    <style:style style:name="T5" style:family="text">
      <style:text-properties officeooo:rsid="0029fe39"/>
    </style:style>
    <style:style style:name="T6" style:family="text">
      <style:text-properties officeooo:rsid="00195e68"/>
    </style:style>
    <style:style style:name="T7" style:family="text">
      <style:text-properties officeooo:rsid="001a6631"/>
    </style:style>
    <style:style style:name="T8" style:family="text">
      <style:text-properties officeooo:rsid="001cfeaf"/>
    </style:style>
    <style:style style:name="T9" style:family="text">
      <style:text-properties officeooo:rsid="001df20c"/>
    </style:style>
    <style:style style:name="T10" style:family="text">
      <style:text-properties officeooo:rsid="002429c9"/>
    </style:style>
    <style:style style:name="T11" style:family="text">
      <style:text-properties officeooo:rsid="001b8d98"/>
    </style:style>
    <style:style style:name="T12" style:family="text">
      <style:text-properties fo:language="it" fo:country="IT" officeooo:rsid="001df20c"/>
    </style:style>
    <style:style style:name="T13" style:family="text">
      <style:text-properties officeooo:rsid="001f853c"/>
    </style:style>
    <style:style style:name="T14" style:family="text">
      <style:text-properties officeooo:rsid="002c1a28"/>
    </style:style>
    <style:style style:name="T15" style:family="text">
      <style:text-properties style:font-name="Liberation Serif" officeooo:rsid="002c1a28"/>
    </style:style>
    <style:style style:name="T16" style:family="text">
      <style:text-properties officeooo:rsid="002ec1a8"/>
    </style:style>
    <style:style style:name="T17" style:family="text">
      <style:text-properties officeooo:rsid="0038c5ec"/>
    </style:style>
    <style:style style:name="T18" style:family="text">
      <style:text-properties officeooo:rsid="002f55a2"/>
    </style:style>
    <style:style style:name="T19" style:family="text">
      <style:text-properties officeooo:rsid="00368a32"/>
    </style:style>
    <style:style style:name="T20" style:family="text">
      <style:text-properties officeooo:rsid="0037244f"/>
    </style:style>
    <style:style style:name="T21" style:family="text">
      <style:text-properties officeooo:rsid="003862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ZIONE FISICA:</text:p>
      <text:p text:style-name="P2">L’apparato sperimentale prevede <text:span text:style-name="T1">due coltelli disposti parallelamente ed alla stessa altezza, diretti lungo la normale </text:span><text:span text:style-name="T2">al piano di appoggio. </text:span><text:span text:style-name="T3">S</text:span><text:span text:style-name="T2">opra </text:span><text:span text:style-name="T3">di essi è poggiata</text:span><text:span text:style-name="T2"> una sbarretta metallica della forma di un parallelepipedo, </text:span><text:span text:style-name="T3">su cui, n</text:span><text:span text:style-name="T1">el punto medio </text:span><text:span text:style-name="T4">tra gli</text:span><text:span text:style-name="T1"> </text:span><text:span text:style-name="T4">e</text:span><text:span text:style-name="T1">stremi di appoggio, è posto un crocifilo a cui è appeso un cavaliere porta-oggetti che </text:span><text:span text:style-name="T3">ha possibilià di </text:span><text:span text:style-name="T1">flette</text:span><text:span text:style-name="T3">re</text:span><text:span text:style-name="T1"> la sbarretta verso il bass</text:span><text:span text:style-name="T3">o,.</text:span></text:p>
      <text:p text:style-name="P1"/>
      <text:p text:style-name="P1">FORZE IN GIOCO.</text:p>
      <text:p text:style-name="P1">Posto una certa massa sovra il cavaliere, la sbarretta, dopo un certo tempo, torna nella posizione di equilibrio statico. Essa è agli estremi di appoggio soggetta a due forze vincolari dirett<text:span text:style-name="T1">e </text:span>verso l’alto lungo la normale (asse z), e a<text:span text:style-name="T1">d una forza</text:span> nel punto <text:span text:style-name="T1">medio di appoggio del c</text:span><text:span text:style-name="T4">rocefilo</text:span><text:span text:style-name="T1">, dettata dal peso del cavaliere e dagli oggetti post</text:span><text:span text:style-name="T4">i</text:span><text:span text:style-name="T5">b bggb </text:span><text:span text:style-name="T1"><text:s/>su di esso</text:span>. Essendo in equilibrio, per la I cardinale <text:span text:style-name="T6">la risultante delle forze agenti sulla sbarretta è nulla, dunque le due reazioni vincolari, che si possono assumere come uguali in modulo, compensano la forza esercitata dal cavaliere, dunque Fp cav = 2N. Si ha dunque quella che viene convenzionalmente definita sollecitazione a flessione. </text:span></text:p>
      <text:p text:style-name="P3"/>
      <text:p text:style-name="P3">IPOTESI DELLA <text:span text:style-name="T2">S</text:span>CHEMATIZZAZIONE:</text:p>
      <text:p text:style-name="P3">Si ipotizzi la sbarretta usata in laboratorio come parallelepipedo regolare di densità omogenea di massa, Si assumano inoltre che i coltelli siano paralleli <text:span text:style-name="T1">ed </text:span>alla stessa altezza, e che le <text:span text:style-name="T7">lame dei coltelli siano parallel</text:span><text:span text:style-name="T1">e</text:span><text:span text:style-name="T7">. Inoltre sia il piano di appoggio del crocefilo assumibile come puntiforme, </text:span><text:span text:style-name="T8">in modo che </text:span><text:span text:style-name="T9">le forze vincolari siano parallele alla normale e vi sia assenza di sollecitazione di torsione.</text:span><text:span text:style-name="T7">. Si ipotizzi </text:span><text:span text:style-name="T10">che si vedi</text:span><text:span text:style-name="T7"> che la sbarretta assuma una forma approssimabile ad arco di circonferenza. </text:span><text:span text:style-name="T11">Per la schematizzazione adottata è vero che:</text:span></text:p>
      <text:p text:style-name="P4">E</text:p>
      <text:p text:style-name="P4">spiega f</text:p>
      <text:p text:style-name="P4"/>
      <text:p text:style-name="P4">LO scopo dell’esperienza laboratoriale è dunque misurare indirettamente il modulo di Young, <text:span text:style-name="T8">con una relativa incertezza,</text:span> del materiale di cui è composta la sbarretta.</text:p>
      <text:p text:style-name="P4"/>
      <text:p text:style-name="P4"/>
      <text:p text:style-name="P4"/>
      <text:p text:style-name="P5">ESPERIMENTO</text:p>
      <text:p text:style-name="P5">Si è inizialmente ottenuto la misura della larghezza e dello spessore della sbarretta. Successivamente, <text:span text:style-name="T9">posizionati i coltelli in maniera tale da assicurarsi che la sbarretta vi si possa appoggiare senza lasciare troppo margine, ci siamo assicurati che, a occhio, le lame fossero parallele e che fossero alla stessa altezza tramite la livella in bolla. Una volta appoggiata la sbarretta ai coltelli, abbiamo segnato con un </text:span><text:span text:style-name="T12">pennarello</text:span><text:span text:style-name="T9"> i punti di appoggio e ci siamo ricavati il punto medio su cui appoggiare il cavaliere porta-oggetti. Attraverso un truschino, anch’esso regolato in modo che fosse diretto lungo la normale tramite la livella, una volta poggiato il cavaliere il crocefilo a cui è stato appeso il cavaliere vuoto, abbiamo misurato </text:span><text:span text:style-name="T2">7</text:span><text:span text:style-name="T9"> volte l’altezza del crocefilo a cavaliere vuoto, per poi esserci ricavati media e scarto massimo. </text:span><text:span text:style-name="T13">Dunque abbiamo proceduto a misurare l’altezza del crocefilo per ogni peso scelto nel nostro range, assicurandoci, dopo ogni misura, di non aver significativamente modificato la configurazione sperimentale. </text:span><text:span text:style-name="T2">Per fare ciò abbiamo, dopo ogni misura dell’altezza del crocefilo con cavaliere carico di pesi, rimisurato</text:span><text:span text:style-name="T13"> </text:span><text:span text:style-name="T2">l’altezza a cavaliere vuoto, </text:span><text:span text:style-name="T13">assicurandoci che </text:span><text:span text:style-name="T2">ogni valore ottenuto fosse dentro le barre di errore di h0 in precedenza ottenute.</text:span></text:p>
      <text:p text:style-name="P5"/>
      <text:p text:style-name="P6">IL PESO MASSIMO</text:p>
      <text:p text:style-name="P7">In seguito al calcolo del modulo di Young si è definito il materiale della sbarretta, diverso dal materiale supposto a priori, e l’effettivo peso massimo prima del raggiungimento del limite di elasticità; si è visto che quest’ultimo <text:span text:style-name="T14">è superiore rispetto al </text:span>peso calcolato a priori di 0.47 kg /mm^2 dunque si sarebbe potuto anche aumentare il peso sul cavaliere per ottenere misure il più vicino possibile al limite di elas<text:span text:style-name="T14">ti</text:span>cità.<text:span text:style-name="T15"> </text:span></text:p>
      <text:p text:style-name="P8"/>
      <text:p text:style-name="P9"><text:soft-page-break/>TABULAZIONE DEI DATI DEL PENDOLO DI TORSIONE</text:p>
      <text:p text:style-name="P8"/>
      <text:p text:style-name="P8"/>
      <text:p text:style-name="P8">CONCLUSIONI <text:span text:style-name="T16">PENDOLO DI TORSIONE</text:span></text:p>
      <text:p text:style-name="P10">Il modulo di G ha confermato le considerazioni iniziali sulla composizione del filo il quale</text:p>
      <text:p text:style-name="P10">risulta essere ferro. <text:span text:style-name="T17">Durante l’analisi dati </text:span>è emerso un valore di G che ci ha portato a pensare che il filo fosse fatto di tungsteno, ipotesi che abbiamo scartato in quanto ci sembrava improbabile. E’ infatti emerso che durante la presa dati era stato commesso un errore nel contare il numero di oscillazioni misurate <text:span text:style-name="T18">e, avendo assunto un numero diverso di oscillazioni, è </text:span><text:span text:style-name="T19">finalmente </text:span><text:span text:style-name="T18">emerso che il valore di G risulta compatibile </text:span><text:span text:style-name="T19">con la nostra ipotesi iniziale</text:span><text:span text:style-name="T18">. </text:span><text:span text:style-name="T20">La precisione del risultato può anche essere stata influenzata dalle poche misure del periodo effettuate sul pendolo a causa di mancanza di tempo materiale. Questo è anche evidente dal fatto che la mancanza delle misure di smorzamento non ha potuto confermare la consistenza delle misure del periodo del pendolo di torsione. Inoltre, il filo del pendolo di torsione non era perfettamente dritto, il che potrebbe aver </text:span><text:span text:style-name="T21">influenzato la misurazione del valore di G in modo sostanzial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3:55:19.932076706</meta:creation-date>
    <dc:date>2025-05-22T13:45:49.516846318</dc:date>
    <meta:editing-duration>PT2H7M32S</meta:editing-duration>
    <meta:editing-cycles>11</meta:editing-cycles>
    <meta:generator>LibreOffice/24.8.7.2$Linux_X86_64 LibreOffice_project/480$Build-2</meta:generator>
    <meta:document-statistic meta:table-count="0" meta:image-count="0" meta:object-count="0" meta:page-count="2" meta:paragraph-count="17" meta:word-count="746" meta:character-count="4740" meta:non-whitespace-character-count="4007"/>
  </office:meta>
</office:document-meta>
</file>